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f7e9d" officeooo:paragraph-rsid="000f7e9d"/>
    </style:style>
    <style:style style:name="P2" style:family="paragraph" style:parent-style-name="Text_20_body" style:list-style-name="L1">
      <style:text-properties officeooo:rsid="00104cdd" officeooo:paragraph-rsid="00104cdd"/>
    </style:style>
    <style:style style:name="P3" style:family="paragraph" style:parent-style-name="Text_20_body">
      <style:text-properties officeooo:rsid="00122add" officeooo:paragraph-rsid="00122add"/>
    </style:style>
    <style:style style:name="P4" style:family="paragraph" style:parent-style-name="Text_20_body" style:list-style-name="L1">
      <style:text-properties officeooo:rsid="00122add" officeooo:paragraph-rsid="00122add"/>
    </style:style>
    <style:style style:name="P5" style:family="paragraph" style:parent-style-name="Subtitle">
      <style:text-properties officeooo:rsid="000f7e9d" officeooo:paragraph-rsid="000f7e9d"/>
    </style:style>
    <style:style style:name="P6" style:family="paragraph" style:parent-style-name="Heading_20_1">
      <style:text-properties officeooo:rsid="000f7e9d" officeooo:paragraph-rsid="000f7e9d"/>
    </style:style>
    <style:style style:name="P7" style:family="paragraph" style:parent-style-name="Heading_20_1">
      <style:text-properties officeooo:paragraph-rsid="000f7e9d"/>
    </style:style>
    <style:style style:name="T1" style:family="text">
      <style:text-properties officeooo:rsid="000f7e9d"/>
    </style:style>
    <style:style style:name="T2" style:family="text">
      <style:text-properties officeooo:rsid="00122a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RSE MANAGER</text:p>
      <text:p text:style-name="P5">UC01 – Realizar matrícula</text:p>
      <text:p text:style-name="Text_20_body"/>
      <text:h text:style-name="P7" text:outline-level="1"><text:span text:style-name="T1">Sumário</text:span></text:h>
      <text:p text:style-name="P1">O administrador usa o sistema para realizar a matrícula de um aluno.</text:p>
      <text:h text:style-name="P6" text:outline-level="1">Ator primário</text:h>
      <text:p text:style-name="P1">Administrador.</text:p>
      <text:h text:style-name="P6" text:outline-level="1">Atores secundários</text:h>
      <text:p text:style-name="P1">Não se aplica.</text:p>
      <text:h text:style-name="P6" text:outline-level="1">Precondições</text:h>
      <text:p text:style-name="P3">Não se aplica.</text:p>
      <text:h text:style-name="P6" text:outline-level="1">Fluxo principal</text:h>
      <text:list xml:id="list3469730261" text:style-name="L1">
        <text:list-item>
          <text:p text:style-name="P2">O administrador solicita a realização de matrícula.</text:p>
        </text:list-item>
        <text:list-item>
          <text:p text:style-name="P2">O sistema apresenta <text:span text:style-name="T2">a lista de alunos cadastrados no sistema</text:span>.</text:p>
        </text:list-item>
        <text:list-item>
          <text:p text:style-name="P2">O administrador <text:span text:style-name="T2">pesquisa pelo aluno que quer matricular</text:span>.</text:p>
        </text:list-item>
        <text:list-item>
          <text:p text:style-name="P4">O sistema exibe as informações dos alunos que batem com a pesquisa.</text:p>
        </text:list-item>
        <text:list-item>
          <text:p text:style-name="P4">O administrador escolhe o aluno desejado e solicita a matrícula.</text:p>
        </text:list-item>
        <text:list-item>
          <text:p text:style-name="P4">O sistema exibe os cursos disponíveis para aquele aluno.</text:p>
        </text:list-item>
        <text:list-item>
          <text:p text:style-name="P4">O administrador seleciona um dos cursos.</text:p>
        </text:list-item>
        <text:list-item>
          <text:p text:style-name="P4">O sistema confirma a matrícula do aluno e o caso de uso termina.</text:p>
        </text:list-item>
      </text:list>
      <text:h text:style-name="P6" text:outline-level="1">Pós-condições</text:h>
      <text:p text:style-name="P3">O aluno foi matriculado no curso desejado.</text:p>
      <text:h text:style-name="P6" text:outline-level="1">Regras de negóci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officeooo:rsid="000b51c4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officeooo:rsid="000b51c4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5:27:26.509712998</meta:creation-date>
    <dc:date>2020-04-18T16:10:17.683392978</dc:date>
    <meta:editing-duration>PT17M5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26" meta:character-count="761" meta:non-whitespace-character-count="664"/>
  </office:meta>
</office:document-meta>
</file>